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3.02mm"/>
    </style:style>
    <style:style style:name="co34" style:family="table-column">
      <style:table-column-properties fo:break-before="auto" style:column-width="27.31mm"/>
    </style:style>
    <style:style style:name="co35" style:family="table-column">
      <style:table-column-properties fo:break-before="auto" style:column-width="43.23mm"/>
    </style:style>
    <style:style style:name="co36" style:family="table-column">
      <style:table-column-properties fo:break-before="auto" style:column-width="37.96mm"/>
    </style:style>
    <style:style style:name="co37" style:family="table-column">
      <style:table-column-properties fo:break-before="auto" style:column-width="30.13mm"/>
    </style:style>
    <style:style style:name="co38" style:family="table-column">
      <style:table-column-properties fo:break-before="auto" style:column-width="22.75mm"/>
    </style:style>
    <style:style style:name="co39" style:family="table-column">
      <style:table-column-properties fo:break-before="auto" style:column-width="26.21mm"/>
    </style:style>
    <style:style style:name="co40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9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30" style:family="table-cell" style:parent-style-name="Default" style:data-style-name="N104">
      <style:table-cell-properties fo:background-color="#ffff99"/>
    </style:style>
    <style:style style:name="ce131" style:family="table-cell" style:parent-style-name="Default" style:data-style-name="N0"/>
    <style:style style:name="ce132" style:family="table-cell" style:parent-style-name="Default">
      <style:table-cell-properties fo:border-bottom="0.99pt ridge #000000" fo:border-left="none" fo:border-right="none" fo:border-top="none"/>
    </style:style>
    <style:style style:name="ce133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4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none" fo:border-top="0.99pt ridge #000000"/>
    </style:style>
    <style:style style:name="ce136" style:family="table-cell" style:parent-style-name="Default">
      <style:table-cell-properties fo:border="none"/>
    </style:style>
    <style:style style:name="ce137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8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9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40" style:family="table-cell" style:parent-style-name="Default" style:data-style-name="N10104"/>
    <style:style style:name="ce141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2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3" style:family="table-cell" style:parent-style-name="Default" style:data-style-name="N37"/>
    <style:style style:name="ce144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 style:data-style-name="N104">
      <style:table-cell-properties fo:border="none"/>
    </style:style>
    <style:style style:name="ce146" style:family="table-cell" style:parent-style-name="Default">
      <style:table-cell-properties fo:border-bottom="none" fo:border-left="none" fo:border-right="0.99pt ridge #000000" fo:border-top="0.99pt ridge #000000"/>
    </style:style>
    <style:style style:name="ce147" style:family="table-cell" style:parent-style-name="Default">
      <style:table-cell-properties fo:border-bottom="none" fo:border-left="none" fo:border-right="0.99pt ridge #000000" fo:border-top="none"/>
    </style:style>
    <style:style style:name="ce148" style:family="table-cell" style:parent-style-name="Default">
      <style:table-cell-properties fo:border-bottom="0.99pt ridge #000000" fo:border-left="none" fo:border-right="0.99pt ridge #000000" fo:border-top="none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 style:data-style-name="N104">
      <style:text-properties fo:font-weight="normal" style:font-weight-asian="normal" style:font-weight-complex="normal"/>
    </style:style>
    <style:style style:name="ce154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59" style:family="table-cell" style:parent-style-name="Default">
      <style:table-cell-properties fo:border-bottom="none" fo:border-left="0.99pt groove #000000" fo:border-right="none" fo:border-top="none"/>
    </style:style>
    <style:style style:name="ce160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1" style:family="table-cell" style:parent-style-name="Default">
      <style:table-cell-properties fo:border-bottom="0.99pt groove #000000" fo:border-left="0.99pt groove #000000" fo:border-right="none" fo:border-top="none"/>
    </style:style>
    <style:style style:name="ce16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6" style:family="table-cell" style:parent-style-name="Default" style:data-style-name="N37">
      <style:table-cell-properties fo:border="0.99pt groove #000000"/>
    </style:style>
    <style:style style:name="ce16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99pt groove #000000"/>
    </style:style>
    <style:style style:name="ce169" style:family="table-cell" style:parent-style-name="Default">
      <style:table-cell-properties fo:border-bottom="none" fo:border-left="none" fo:border-right="none" fo:border-top="0.99pt groove #000000"/>
    </style:style>
    <style:style style:name="ce170" style:family="table-cell" style:parent-style-name="Default" style:data-style-name="N104">
      <style:table-cell-properties fo:border="0.99pt groove #000000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2" style:family="table-cell" style:parent-style-name="Default">
      <style:table-cell-properties fo:border-bottom="none" fo:border-left="none" fo:border-right="0.99pt groove #000000" fo:border-top="0.99pt groove #000000"/>
    </style:style>
    <style:style style:name="ce173" style:family="table-cell" style:parent-style-name="Default">
      <style:table-cell-properties fo:border-bottom="none" fo:border-left="none" fo:border-right="0.99pt groove #000000" fo:border-top="none"/>
    </style:style>
    <style:style style:name="ce174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75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8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9"/>
          <table:table-cell table:style-name="ce139" office:value-type="currency" office:currency="ARS" office:value="2213" calcext:value-type="currency">
            <text:p>$2.213,00</text:p>
          </table:table-cell>
          <table:table-cell table:style-name="ce135"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236*8)/30" office:value-type="currency" office:currency="ARS" office:value="62.9333333333333" calcext:value-type="currency">
            <text:p>$62,93</text:p>
          </table:table-cell>
          <table:table-cell table:style-name="ce110"/>
          <table:table-cell table:style-name="ce117" office:value-type="string" calcext:value-type="string">
            <text:p>Municipal por 8 dias</text:p>
          </table:table-cell>
          <table:table-cell table:style-name="ce130" office:value-type="currency" office:currency="ARS" office:value="236" calcext:value-type="currency">
            <text:p>$236,00</text:p>
          </table:table-cell>
          <table:table-cell table:style-name="ce140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style-name="ce110" table:formula="of:=+(143*8)/30" office:value-type="currency" office:currency="ARS" office:value="38.1333333333333" calcext:value-type="currency">
            <text:p>$38,13</text:p>
          </table:table-cell>
          <table:table-cell table:style-name="ce110" table:formula="of:=+(143*39)/90" office:value-type="currency" office:currency="ARS" office:value="61.9666666666667" calcext:value-type="currency">
            <text:p>$61,97</text:p>
          </table:table-cell>
          <table:table-cell table:style-name="ce117" office:value-type="string" calcext:value-type="string">
            <text:p>Rentas por 8 dias</text:p>
          </table:table-cell>
          <table:table-cell table:style-name="ce130" office:value-type="currency" office:currency="ARS" office:value="143" calcext:value-type="currency">
            <text:p>$143,00</text:p>
          </table:table-cell>
          <table:table-cell table:style-name="ce140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style-name="ce110" table:formula="of:=+(448*8)/30" office:value-type="currency" office:currency="ARS" office:value="119.466666666667" calcext:value-type="currency">
            <text:p>$119,47</text:p>
          </table:table-cell>
          <table:table-cell table:style-name="ce110"/>
          <table:table-cell table:style-name="ce117" office:value-type="string" calcext:value-type="string">
            <text:p>Expensas por 8 dias</text:p>
          </table:table-cell>
          <table:table-cell table:style-name="ce130" office:value-type="currency" office:currency="ARS" office:value="448" calcext:value-type="currency">
            <text:p>$448,00</text:p>
          </table:table-cell>
          <table:table-cell table:style-name="ce140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style-name="ce110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110"/>
          <table:table-cell table:style-name="ce117" office:value-type="string" calcext:value-type="string">
            <text:p>Aguas por 8 dias</text:p>
          </table:table-cell>
          <table:table-cell table:style-name="ce130" office:value-type="currency" office:currency="ARS" office:value="296.72" calcext:value-type="currency">
            <text:p>$296,72</text:p>
          </table:table-cell>
          <table:table-cell table:style-name="ce140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1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1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1"/>
          <table:table-cell table:style-name="ce141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1"/>
          <table:table-cell table:style-name="ce141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1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1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1" table:number-columns-repeated="2"/>
          <table:table-cell table:number-columns-repeated="2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1"/>
          <table:table-cell table:style-name="ce142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40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7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7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8500" calcext:value-type="currency">
            <text:p>$8.500,00</text:p>
          </table:table-cell>
          <table:table-cell table:style-name="ce147" office:value-type="string" calcext:value-type="string">
            <text:p>Prop. Alquiler </text:p>
          </table:table-cell>
          <table:table-cell table:style-name="ce127" office:value-type="string" calcext:value-type="string" table:number-columns-spanned="3" table:number-rows-spanned="1">
            <text:p>$5458 Alq. Prop + $3042 extra</text:p>
          </table:table-cell>
          <table:covered-table-cell table:style-name="ce152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table:formula="of:=+1500+500" office:value-type="currency" office:currency="ARS" office:value="2000" calcext:value-type="currency">
            <text:p>$2.000,00</text:p>
          </table:table-cell>
          <table:table-cell table:style-name="ce147" office:value-type="string" calcext:value-type="string">
            <text:p>Prop. Alquiler </text:p>
          </table:table-cell>
          <table:table-cell table:style-name="ce127" office:value-type="string" calcext:value-type="string" table:number-columns-spanned="4" table:number-rows-spanned="1">
            <text:p>$1500Alq. Prop. + 2 certif. De firmas $500</text:p>
          </table:table-cell>
          <table:covered-table-cell table:style-name="ce152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2" table:number-columns-repeated="2"/>
          <table:table-cell table:style-name="ce132" office:value-type="string" calcext:value-type="string">
            <text:p>Erwin</text:p>
          </table:table-cell>
          <table:table-cell table:style-name="ce134" table:formula="of:=+4825+299+750" office:value-type="currency" office:currency="ARS" office:value="5874" calcext:value-type="currency">
            <text:p>$5.874,00</text:p>
          </table:table-cell>
          <table:table-cell table:style-name="ce148" office:value-type="string" calcext:value-type="string">
            <text:p>Prop. Alquiler </text:p>
          </table:table-cell>
          <table:table-cell table:style-name="ce127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4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3" office:value-type="currency" office:currency="ARS" office:value="20000" calcext:value-type="currency">
            <text:p>$20.000,00</text:p>
          </table:table-cell>
          <table:table-cell table:style-name="ce135"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7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4" office:value-type="currency" office:currency="ARS" office:value="1000" calcext:value-type="currency">
            <text:p>$1.000,00</text:p>
          </table:table-cell>
          <table:table-cell table:style-name="ce132" table:number-columns-repeated="3"/>
          <table:table-cell table:style-name="ce148"/>
          <table:table-cell table:style-name="ce127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3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33" office:value-type="currency" office:currency="ARS" office:value="1338.34" calcext:value-type="currency">
            <text:p>$1.338,34</text:p>
          </table:table-cell>
          <table:table-cell table:style-name="ce135" office:value-type="string" calcext:value-type="string">
            <text:p>6 cuotas</text:p>
          </table:table-cell>
          <table:table-cell table:style-name="ce137" office:value-type="string" calcext:value-type="string">
            <text:p>Cada cuota</text:p>
          </table:table-cell>
          <table:table-cell table:style-name="ce149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11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6"/>
          <table:table-cell table:style-name="ce144" office:value-type="currency" office:currency="ARS" office:value="2053.06" calcext:value-type="currency">
            <text:p>$2.053,06</text:p>
          </table:table-cell>
          <table:table-cell table:style-name="ce135" office:value-type="string" calcext:value-type="string">
            <text:p>6 cuotas</text:p>
          </table:table-cell>
          <table:table-cell table:style-name="ce137" office:value-type="string" calcext:value-type="string">
            <text:p>Cada cuota</text:p>
          </table:table-cell>
          <table:table-cell table:style-name="ce150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3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6"/>
          <table:table-cell table:style-name="ce144" office:value-type="currency" office:currency="ARS" office:value="87.09" calcext:value-type="currency">
            <text:p>$87,09</text:p>
          </table:table-cell>
          <table:table-cell table:style-name="ce136"/>
          <table:table-cell table:style-name="ce145"/>
          <table:table-cell table:style-name="ce150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3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6"/>
          <table:table-cell table:style-name="ce144" office:value-type="currency" office:currency="ARS" office:value="283" calcext:value-type="currency">
            <text:p>$283,00</text:p>
          </table:table-cell>
          <table:table-cell table:style-name="ce136"/>
          <table:table-cell table:style-name="ce145"/>
          <table:table-cell table:style-name="ce150"/>
          <table:table-cell table:style-name="ce111" office:value-type="currency" office:currency="ARS" office:value="283" calcext:value-type="currency">
            <text:p>$283,00</text:p>
          </table:table-cell>
          <table:table-cell table:style-name="ce153" office:value-type="string" calcext:value-type="string">
            <text:p>Abono Erwin</text:p>
          </table:table-cell>
          <table:table-cell table:style-name="ce143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2"/>
          <table:table-cell table:style-name="ce132" table:number-columns-repeated="2"/>
          <table:table-cell table:style-name="ce148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3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5" office:value-type="string" calcext:value-type="string">
            <text:p>C 1 / 4 </text:p>
          </table:table-cell>
          <table:table-cell table:style-name="ce137" office:value-type="currency" office:currency="ARS" office:value="500" calcext:value-type="currency">
            <text:p>$500,00</text:p>
          </table:table-cell>
          <table:table-cell table:style-name="ce135" table:number-columns-repeated="2"/>
          <table:table-cell table:style-name="ce146"/>
          <table:table-cell table:style-name="ce127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2" office:value-type="string" calcext:value-type="string">
            <text:p>C 2 / 4 </text:p>
          </table:table-cell>
          <table:table-cell table:style-name="ce138" office:value-type="currency" office:currency="ARS" office:value="1000" calcext:value-type="currency">
            <text:p>$1.000,00</text:p>
          </table:table-cell>
          <table:table-cell table:style-name="ce132" table:number-columns-repeated="2"/>
          <table:table-cell table:style-name="ce148"/>
          <table:table-cell table:style-name="ce12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27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7" office:value-type="currency" office:currency="ARS" office:value="236" calcext:value-type="currency">
            <text:p>$236,00</text:p>
          </table:table-cell>
          <table:table-cell table:style-name="ce135" table:number-columns-repeated="3"/>
          <table:table-cell table:style-name="ce146"/>
          <table:table-cell table:style-name="ce12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7"/>
          <table:table-cell table:style-name="ce12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7"/>
          <table:table-cell table:style-name="ce127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8" office:value-type="currency" office:currency="ARS" office:value="10000" calcext:value-type="currency">
            <text:p>$10.000,00</text:p>
          </table:table-cell>
          <table:table-cell table:style-name="ce132"/>
          <table:table-cell table:style-name="ce132" office:value-type="string" calcext:value-type="string">
            <text:p>5 cuotas</text:p>
          </table:table-cell>
          <table:table-cell table:style-name="ce132" office:value-type="string" calcext:value-type="string">
            <text:p>Cada cuota</text:p>
          </table:table-cell>
          <table:table-cell table:style-name="ce151" office:value-type="currency" office:currency="ARS" office:value="2000" calcext:value-type="currency">
            <text:p>$2.000,00</text:p>
          </table:table-cell>
          <table:table-cell table:style-name="ce127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3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7" office:value-type="currency" office:currency="ARS" office:value="2500" calcext:value-type="currency">
            <text:p>$2.500,00</text:p>
          </table:table-cell>
          <table:table-cell table:style-name="ce137"/>
          <table:table-cell table:style-name="ce135" table:number-columns-repeated="2"/>
          <table:table-cell table:style-name="ce146"/>
          <table:table-cell table:style-name="ce12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8" office:value-type="currency" office:currency="ARS" office:value="80" calcext:value-type="currency">
            <text:p>$80,00</text:p>
          </table:table-cell>
          <table:table-cell table:style-name="ce138"/>
          <table:table-cell table:style-name="ce132" table:number-columns-repeated="2"/>
          <table:table-cell table:style-name="ce148"/>
          <table:table-cell table:style-name="ce127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7" office:value-type="currency" office:currency="ARS" office:value="8300" calcext:value-type="currency">
            <text:p>$8.300,00</text:p>
          </table:table-cell>
          <table:table-cell table:style-name="ce137"/>
          <table:table-cell table:style-name="ce135" table:number-columns-repeated="2"/>
          <table:table-cell table:style-name="ce146"/>
          <table:table-cell table:style-name="ce12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8" office:value-type="currency" office:currency="ARS" office:value="450" calcext:value-type="currency">
            <text:p>$450,00</text:p>
          </table:table-cell>
          <table:table-cell table:style-name="ce138"/>
          <table:table-cell table:style-name="ce132" table:number-columns-repeated="2"/>
          <table:table-cell table:style-name="ce148"/>
          <table:table-cell table:style-name="ce12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 table:formula="of:=+[.B64]-[.E68]" office:value-type="currency" office:currency="ARS" office:value="66482.9566666667" calcext:value-type="currency">
            <text:p>$66.482,96</text:p>
          </table:table-cell>
          <table:table-cell table:style-name="ce127" office:value-type="string" calcext:value-type="string" table:number-columns-spanned="2" table:number-rows-spanned="1">
            <text:p>Vinoteca Don Ciriaco ( Bebidas )</text:p>
          </table:table-cell>
          <table:covered-table-cell/>
          <table:table-cell table:style-name="ce111" office:value-type="currency" office:currency="ARS" office:value="1545" calcext:value-type="currency">
            <text:p>$1.545,00</text:p>
          </table:table-cell>
          <table:table-cell table:number-columns-repeated="3"/>
          <table:table-cell table:style-name="ce127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11" table:formula="of:=+100000-[.B64]" office:value-type="currency" office:currency="ARS" office:value="31972.0433333333" calcext:value-type="currency">
            <text:p>$31.972,04</text:p>
          </table:table-cell>
          <table:table-cell table:number-columns-repeated="13"/>
        </table:table-row>
      </table:table>
      <table:table table:name="Presupuesto Bacha" table:style-name="ta1"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5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6" office:value-type="string" calcext:value-type="string">
            <text:p>Mano de Obra</text:p>
          </table:table-cell>
          <table:table-cell table:style-name="ce137" office:value-type="currency" office:currency="ARS" office:value="2000" calcext:value-type="currency">
            <text:p>$2.000,00</text:p>
          </table:table-cell>
          <table:table-cell table:style-name="ce157" office:value-type="string" calcext:value-type="string">
            <text:p>Materiales</text:p>
          </table:table-cell>
          <table:table-cell table:style-name="ce135"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7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7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7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7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7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7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7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7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7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7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7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7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7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2"/>
          <table:table-cell table:style-name="ce132" office:value-type="string" calcext:value-type="string">
            <text:p>1 tubo fusión macho de 32</text:p>
          </table:table-cell>
          <table:table-cell table:style-name="ce132" table:number-columns-repeated="2"/>
          <table:table-cell table:style-name="ce148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3">
        <office:forms form:automatic-focus="false" form:apply-design-mode="false"/>
        <table:table-column table:style-name="co35" table:default-cell-style-name="ce159"/>
        <table:table-column table:style-name="co36" table:default-cell-style-name="ce166"/>
        <table:table-column table:style-name="co37" table:default-cell-style-name="ce170"/>
        <table:table-column table:style-name="co38" table:default-cell-style-name="ce170"/>
        <table:table-column table:style-name="co39" table:default-cell-style-name="ce170"/>
        <table:table-column table:style-name="co31" table:default-cell-style-name="ce173"/>
        <table:table-column table:style-name="co28" table:default-cell-style-name="Default"/>
        <table:table-column table:style-name="co40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8"/>
          <table:table-cell table:style-name="ce164" office:value-type="string" calcext:value-type="string" table:number-columns-spanned="4" table:number-rows-spanned="1">
            <text:p>Benjis</text:p>
          </table:table-cell>
          <table:covered-table-cell table:number-columns-repeated="3" table:style-name="ce169"/>
          <table:table-cell table:style-name="ce172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5" office:value-type="string" calcext:value-type="string">
            <text:p>Fecha</text:p>
          </table:table-cell>
          <table:table-cell table:style-name="ce165" office:value-type="string" calcext:value-type="string">
            <text:p>Efectivo</text:p>
          </table:table-cell>
          <table:table-cell table:style-name="ce165" office:value-type="string" calcext:value-type="string">
            <text:p>Créditos</text:p>
          </table:table-cell>
          <table:table-cell table:style-name="ce165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table:formula="of:=['Registros Contables'.G21]" office:value-type="currency" office:currency="ARS" office:value="8500" calcext:value-type="currency">
            <text:p>$8.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1]" office:value-type="currency" office:currency="ARS" office:value="10545" calcext:value-type="currency">
            <text:p>$10.545,00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27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2"/>
          <table:table-cell table:style-name="Default"/>
          <table:table-cell table:number-columns-repeated="4"/>
          <table:table-cell table:style-name="ce111" office:value-type="currency" office:currency="ARS" office:value="4032.32" calcext:value-type="currency">
            <text:p>$4.0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number-columns-repeated="2"/>
          <table:table-cell table:formula="of:=SUM([.C6:.C10])" office:value-type="currency" office:currency="ARS" office:value="10545" calcext:value-type="currency">
            <text:p>$10.545,00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4" table:formula="of:=SUM([.C6:.E10])" office:value-type="currency" office:currency="ARS" office:value="35545" calcext:value-type="currency">
            <text:p>$35.545,00</text:p>
          </table:table-cell>
          <table:table-cell table:number-columns-repeated="4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ce160"/>
          <table:table-cell table:style-name="ce167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0" table:formula="of:=SUM([.K9:.K11])" office:value-type="currency" office:currency="ARS" office:value="33517.04" calcext:value-type="currency">
            <text:p>$33.517,04</text:p>
          </table:table-cell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5" office:value-type="string" calcext:value-type="string">
            <text:p>Fecha</text:p>
          </table:table-cell>
          <table:table-cell table:style-name="ce165" office:value-type="string" calcext:value-type="string">
            <text:p>Efectivo</text:p>
          </table:table-cell>
          <table:table-cell table:style-name="ce165"/>
          <table:table-cell table:style-name="ce165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2000" calcext:value-type="currency">
            <text:p>$2.000,00</text:p>
          </table:table-cell>
          <table:table-cell table:number-columns-repeated="7"/>
          <table:table-cell table:style-name="ce111"/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7"/>
          <table:table-cell table:style-name="ce111"/>
          <table:table-cell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68"/>
          <table:table-cell office:value-type="currency" office:currency="ARS" office:value="1115.28" calcext:value-type="currency">
            <text:p>$1.115,28</text:p>
          </table:table-cell>
          <table:table-cell table:number-columns-repeated="6"/>
          <table:table-cell table:style-name="ce110"/>
          <table:table-cell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68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/>
          <table:table-cell table:style-name="ce168"/>
          <table:table-cell table:formula="of:=SUM([.C14:.C21])" office:value-type="currency" office:currency="ARS" office:value="4032.32" calcext:value-type="currency">
            <text:p>$4.032,32</text:p>
          </table:table-cell>
          <table:table-cell table:formula="of:=SUM([.D16:.D18])" office:value-type="currency" office:currency="ARS" office:value="2826.16" calcext:value-type="currency">
            <text:p>$2.826,16</text:p>
          </table:table-cell>
          <table:table-cell table:formula="of:=SUM([.E19:.E21])" office:value-type="currency" office:currency="ARS" office:value="10000" calcext:value-type="currency">
            <text:p>$10.000,00</text:p>
          </table:table-cell>
          <table:table-cell table:style-name="ce174" table:formula="of:=SUM([.C22:.E22])" office:value-type="currency" office:currency="ARS" office:value="16858.48" calcext:value-type="currency">
            <text:p>$16.858,48</text:p>
          </table:table-cell>
          <table:table-cell table:number-columns-repeated="6"/>
        </table:table-row>
        <table:table-row table:style-name="ro1">
          <table:table-cell table:style-name="ce160"/>
          <table:table-cell table:style-name="ce167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5" office:value-type="string" calcext:value-type="string">
            <text:p>Fecha</text:p>
          </table:table-cell>
          <table:table-cell table:style-name="ce165" office:value-type="string" calcext:value-type="string">
            <text:p>Efectivo</text:p>
          </table:table-cell>
          <table:table-cell table:style-name="ce165"/>
          <table:table-cell table:style-name="ce165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68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68"/>
          <table:table-cell table:number-columns-repeated="4"/>
          <table:table-cell table:style-name="ce111" table:formula="of:=+[.C33]+[.D33]-['Registros Contables'.A72]" office:value-type="currency" office:currency="ARS" office:value="1871.1566666667" calcext:value-type="currency">
            <text:p>$1.871,16</text:p>
          </table:table-cell>
          <table:table-cell table:number-columns-repeated="2"/>
        </table:table-row>
        <table:table-row table:style-name="ro1">
          <table:table-cell table:style-name="ce161"/>
          <table:table-cell table:style-name="ce168"/>
          <table:table-cell table:formula="of:=SUM([.C25:.C31])" office:value-type="currency" office:currency="ARS" office:value="16439.72" calcext:value-type="currency">
            <text:p>$16.439,72</text:p>
          </table:table-cell>
          <table:table-cell/>
          <table:table-cell table:formula="of:=SUM([.E29:.E31])" office:value-type="currency" office:currency="ARS" office:value="2500" calcext:value-type="currency">
            <text:p>$2.500,00</text:p>
          </table:table-cell>
          <table:table-cell table:style-name="ce175" table:formula="of:=SUM([.C32:.E32])" office:value-type="currency" office:currency="ARS" office:value="18939.72" calcext:value-type="currency">
            <text:p>$18.939,72</text:p>
          </table:table-cell>
          <table:table-cell table:number-columns-repeated="3"/>
          <table:table-cell table:style-name="ce111" table:formula="of:=+[.C33]+[.E29]-[.D17]-[.D16]" office:value-type="currency" office:currency="ARS" office:value="30690.88" calcext:value-type="currency">
            <text:p>$30.690,88</text:p>
          </table:table-cell>
          <table:table-cell/>
          <table:table-cell table:style-name="ce111" table:formula="of:=+['Registros Contables'.A72]-[.C33]" office:value-type="currency" office:currency="ARS" office:value="955.003333333298" calcext:value-type="currency">
            <text:p>$955,00</text:p>
          </table:table-cell>
        </table:table-row>
        <table:table-row table:style-name="ro1">
          <table:table-cell table:style-name="Default" table:number-columns-repeated="2"/>
          <table:table-cell table:style-name="ce111" table:formula="of:=SUM([.C11]+[.C22]+[.C32])" office:value-type="currency" office:currency="ARS" office:value="31017.04" calcext:value-type="currency">
            <text:p>$31.017,04</text:p>
          </table:table-cell>
          <table:table-cell table:style-name="ce111" table:formula="of:=SUM([.D16:.D18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2" office:value-type="string" calcext:value-type="string" table:number-columns-spanned="8" table:number-rows-spanned="1">
            <text:p>Creditos a pagar</text:p>
          </table:table-cell>
          <table:covered-table-cell table:style-name="ce135"/>
          <table:covered-table-cell table:style-name="ce171"/>
          <table:covered-table-cell table:number-columns-repeated="4" table:style-name="ce135"/>
          <table:covered-table-cell table:style-name="ce146"/>
          <table:table-cell table:number-columns-repeated="4"/>
        </table:table-row>
        <table:table-row table:style-name="ro1">
          <table:table-cell table:style-name="ce163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76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77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77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77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2" office:value-type="string" calcext:value-type="string">
            <text:p>6 cuotas</text:p>
          </table:table-cell>
          <table:table-cell table:style-name="ce138" office:value-type="currency" office:currency="ARS" office:value="652.32" calcext:value-type="currency">
            <text:p>$652,32</text:p>
          </table:table-cell>
          <table:table-cell table:number-columns-repeated="4" table:style-name="ce138" office:value-type="currency" office:currency="ARS" office:value="565.23" calcext:value-type="currency">
            <text:p>$565,23</text:p>
          </table:table-cell>
          <table:table-cell table:style-name="ce151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45" table:formula="of:=SUM([.C36:.C39])" office:value-type="currency" office:currency="ARS" office:value="8652.32" calcext:value-type="currency">
            <text:p>$8.652,32</text:p>
          </table:table-cell>
          <table:table-cell table:style-name="ce145" table:formula="of:=SUM([.D36:.D39])" office:value-type="currency" office:currency="ARS" office:value="8565.23" calcext:value-type="currency">
            <text:p>$8.565,23</text:p>
          </table:table-cell>
          <table:table-cell table:style-name="ce145" table:formula="of:=SUM([.E36:.E39])" office:value-type="currency" office:currency="ARS" office:value="8565.23" calcext:value-type="currency">
            <text:p>$8.565,23</text:p>
          </table:table-cell>
          <table:table-cell table:style-name="ce145" table:formula="of:=SUM([.F36:.F39])" office:value-type="currency" office:currency="ARS" office:value="8565.23" calcext:value-type="currency">
            <text:p>$8.565,23</text:p>
          </table:table-cell>
          <table:table-cell table:style-name="ce145" table:formula="of:=SUM([.G36:.G39])" office:value-type="currency" office:currency="ARS" office:value="8565.23" calcext:value-type="currency">
            <text:p>$8.565,23</text:p>
          </table:table-cell>
          <table:table-cell table:style-name="ce145" table:formula="of:=SUM([.H36:.H39])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 table:formula="of:=[.C11]+[.C22]+[.C32]+[.E32]" office:value-type="currency" office:currency="ARS" office:value="33517.04" calcext:value-type="currency">
            <text:p>$33.517,04</text:p>
          </table:table-cell>
          <table:table-cell table:style-name="Default" table:number-columns-repeated="2"/>
          <table:table-cell table:style-name="ce110" table:formula="of:=[.D42]" office:value-type="currency" office:currency="ARS" office:value="33517.04" calcext:value-type="currency">
            <text:p>$33.517,04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1]-[.G42]" office:value-type="currency" office:currency="ARS" office:value="66482.96" calcext:value-type="currency">
            <text:p>$66.482,96</text:p>
          </table:table-cell>
          <table:table-cell/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1"/>
          <table:table-cell/>
          <table:table-cell table:style-name="ce14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9:58:13.757037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4T20:06:53.112199516</dc:date>
    <meta:editing-duration>PT11H37M11S</meta:editing-duration>
    <meta:editing-cycles>263</meta:editing-cycles>
    <meta:generator>LibreOffice/5.1.4.2$Linux_X86_64 LibreOffice_project/10m0$Build-2</meta:generator>
    <meta:print-date>2016-12-05T18:39:34.723897548</meta:print-date>
    <meta:document-statistic meta:table-count="10" meta:cell-count="1390" meta:object-count="0"/>
  </office:meta>
</office:document-meta>
</file>